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722cm"/>
    </style:style>
    <style:style style:family="table-column" style:name="co2">
      <style:table-column-properties fo:break-before="auto" style:column-width="0.718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24cm"/>
    </style:style>
    <style:style style:family="table-row" style:name="ro1">
      <style:table-row-properties fo:break-before="auto" style:use-optimal-row-height="false" style:row-height="1.037cm"/>
    </style:style>
    <style:style style:family="table-row" style:name="ro2">
      <style:table-row-properties fo:break-before="auto" style:use-optimal-row-height="false" style:row-height="0.614cm"/>
    </style:style>
    <style:style style:family="table-row" style:name="ro3">
      <style:table-row-properties fo:break-before="auto" style:use-optimal-row-height="false" style:row-height="2.053cm"/>
    </style:style>
    <style:style style:family="table-row" style:name="ro4">
      <style:table-row-properties fo:break-before="auto" style:use-optimal-row-height="false" style:row-height="0.487cm"/>
    </style:style>
    <style:style style:family="table-row" style:name="ro5">
      <style:table-row-properties fo:break-before="auto" style:use-optimal-row-height="false" style:row-height="0.466cm"/>
    </style:style>
    <style:style style:family="table" style:name="ta1" style:master-page-name="PageStyle_5f_Tabel_20_4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fo:padding="0.071cm"/>
    </style:style>
    <style:style style:family="table-cell" style:parent-style-name="Default" style:name="ce4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4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 table:number-columns-repeated="4"/>
        <table:table-column table:style-name="co4" table:default-cell-style-name="ce2" table:number-columns-repeated="2"/>
        <table:table-column table:style-name="co3" table:default-cell-style-name="Default" table:number-columns-repeated="1016"/>
        <table:table-row table:style-name="ro1">
          <table:table-cell ns41:value-type="string" table:number-rows-spanned="1" table:style-name="TL Title" table:number-columns-spanned="9" office:value-type="string">
            <text:p>Tabel 4 - Overzicht van de in het buitenland wonende Nederlanders, die op het tijdstip der volkstelling tijdelijk in ons land aanwezig waren.</text:p>
          </table:table-cell>
          <table:covered-table-cell table:style-name="TL Title" table:number-columns-repeated="7"/>
          <table:covered-table-cell table:style-name="ce30"/>
          <table:table-cell table:number-columns-repeated="1015"/>
        </table:table-row>
        <table:table-row table:style-name="ro2">
          <table:table-cell table:number-columns-repeated="8"/>
          <table:table-cell table:style-name="ce31"/>
          <table:table-cell table:number-columns-repeated="1015"/>
        </table:table-row>
        <table:table-row table:style-name="ro3">
          <table:table-cell ns41:value-type="string" table:style-name="TL RowProperty" office:value-type="string">
            <text:p>Naam van het land der werkelijke woonplaats.</text:p>
          </table:table-cell>
          <table:table-cell table:style-name="ce9"/>
          <table:table-cell ns41:value-type="string" table:style-name="TL ColHeader" office:value-type="string">
            <text:p>Mannen.</text:p>
          </table:table-cell>
          <table:table-cell ns41:value-type="string" table:style-name="TL ColHeader" office:value-type="string">
            <text:p>Vrouwen.</text:p>
          </table:table-cell>
          <table:table-cell ns41:value-type="string" table:style-name="ce18" office:value-type="string">
            <text:p>Telling</text:p>
          </table:table-cell>
          <table:table-cell ns41:value-type="string" table:style-name="ce23" office:value-type="string">
            <text:p>Tabel</text:p>
          </table:table-cell>
          <table:table-cell ns41:value-type="string" table:style-name="ce23" office:value-type="string">
            <text:p>Pagina links</text:p>
          </table:table-cell>
          <table:table-cell ns41:value-type="string" table:style-name="ce23" office:value-type="string">
            <text:p>Pagina rechts</text:p>
          </table:table-cell>
          <table:table-cell ns41:value-type="string" table:style-name="ce32" office:value-type="string">
            <text:p>Image nr</text:p>
          </table:table-cell>
          <table:table-cell table:number-columns-repeated="1015"/>
        </table:table-row>
        <table:table-row table:style-name="ro4">
          <table:table-cell table:style-name="ce4" table:number-columns-repeated="2"/>
          <table:table-cell table:number-columns-repeated="2"/>
          <table:table-cell table:style-name="ce19" table:number-columns-repeated="5"/>
          <table:table-cell table:number-columns-repeated="1015"/>
        </table:table-row>
        <table:table-row table:style-name="ro5">
          <table:table-cell ns41:value-type="string" table:style-name="TL RowHeader" office:value-type="string">
            <text:p>Afrika (staat onbekend)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0" office:value-type="string">
            <text:p>VT_1930</text:p>
          </table:table-cell>
          <table:table-cell ns41:value-type="string" table:style-name="ce24" office:value-type="string">
            <text:p>01_T4</text:p>
          </table:table-cell>
          <table:table-cell ns41:value-type="float" table:style-name="ce27" office:value="288" office:value-type="float">
            <text:p>288</text:p>
          </table:table-cell>
          <table:table-cell ns41:value-type="float" table:style-name="ce27" office:value="289" office:value-type="float">
            <text:p>289</text:p>
          </table:table-cell>
          <table:table-cell ns41:value-type="string" table:style-name="ce33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Algeri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Amerika (staat onbekend)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Amerika (Ver. St.)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Argentini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elgie</text:p>
          </table:table-cell>
          <table:table-cell/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694" office:value-type="float">
            <text:p>694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olivia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razilie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ulgarij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Canada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China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Columbia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Congo (Belgisch)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Czecho-Slowakij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Denemark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Dominikaansche Republie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Duitschland</text:p>
          </table:table-cell>
          <table:table-cell/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259" office:value-type="float">
            <text:p>259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Egypt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Engelsch-Indie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Filippijn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Finland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Frankrijk</text:p>
          </table:table-cell>
          <table:table-cell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39" office:value-type="float">
            <text:p>139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Goudkust (Afrika)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Griekenlan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Groot-Britannie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1" office:value-type="float">
            <text:p>6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ongarije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Ierlan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Indo-China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Italie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Japa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Joego-Slavi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Kenia-koloni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Liberia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Luxemburg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Mexico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Ned. Oost-Indie</text:p>
          </table:table-cell>
          <table:table-cell/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700" office:value-type="float">
            <text:p>700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Ned. West-Indie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Noorweg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Oostenrijk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Palestina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Peru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Pol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Rhodesia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Roemenie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Rusland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panj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yri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Trinida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Turkij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Unie van Zuid-Afrika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Uruguay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Venezuela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Zwed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Zwitserland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6" office:value-type="float">
            <text:p>76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Zonder vaste woonplaats in het buitenland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780" office:value-type="float">
            <text:p>2780</text:p>
          </table:table-cell>
          <table:table-cell ns41:value-type="float" table:style-name="TL Data" office:value="2140" office:value-type="float">
            <text:p>2140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4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/>
      <ns42:fill-character/>
      <number:number number:grouping="true" number:decimal-places="2" number:min-integer-digits="1"/>
      <number:text/>
    </number:number-style>
    <number:number-style style:volatile="true" style:name="N132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/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0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3P2">
      <number:text/>
      <ns42:fill-character/>
      <number:text>- </number:text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4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4P2">
      <number:text> $</number:text>
      <ns42:fill-character/>
      <number:text>-</number:text>
      <number:number number:decimal-places="0" number:min-integer-digits="0"/>
      <number:text/>
    </number:number-style>
    <number:text-style style:name="N134">
      <number:text/>
      <number:text-content/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5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5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5P2">
      <number:text> $</number:text>
      <ns42:fill-character/>
      <number:text>- </number:text>
    </number:number-style>
    <number:text-style style:name="N135">
      <number:text/>
      <number:text-content/>
      <number:tex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Standaard_5f_D01_5f_T09" style:display-name="Standaard_D01_T0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'MS Sans Serif'" style:font-name-complex="MS Sans Serif" style:font-weight-asian="normal" fo:font-size="10pt" fo:color="#000000" style:font-name="MS Sans Serif" style:text-underline-style="none" fo:font-family="'MS Sans Serif'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2T15:00:33</meta:creation-date>
    <dc:creator>Yamit</dc:creator>
    <dc:date>2004-10-13T13:31:23</dc:date>
    <meta:document-statistic meta:object-count="0" meta:cell-count="436" meta:table-count="1"/>
    <meta:generator>ODFPY/1.3.0dev</meta:generator>
  </office:meta>
</office:document-meta>
</file>